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weight-asian="bold" style:font-weight-complex="bold"/>
    </style:style>
    <style:style style:name="T3" style:family="text">
      <style:text-properties fo:font-variant="normal" fo:text-transform="none" fo:color="#000000" style:font-name="sans-serif" fo:font-size="12pt" fo:letter-spacing="normal" fo:font-style="normal" fo:font-weight="normal" style:font-weight-asian="normal" style:font-weight-complex="normal"/>
    </style:style>
    <style:style style:name="T4" style:family="text">
      <style:text-properties style:font-weight-asian="bold"/>
    </style:style>
    <style:style style:name="T5" style:family="text">
      <style:text-properties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l generatore di log è composto da due file in genere:</text:p>
      <text:p text:style-name="Standard">gen.py : contiene :</text:p>
      <text:p text:style-name="Standard"></text:p>
      <text:p text:style-name="Standard">- defaultActivityHook(startTime, attrs): paraticamente prende un tempo iniziale e genera due tempi: uno di inizio dell'attività ed uno di fine</text:p>
      <text:p text:style-name="Standard"></text:p>
      <text:p text:style-name="P1">Libreria time di payton: </text:p>
      <text:p text:style-name="P1"><text:span text:style-name="T1">nel file gen.py sono usate queste funzioncine dalla libreria time di python:</text:span></text:p>
      <text:list xml:id="list1642560156" text:style-name="L1">
        <text:list-item>
          <text:p text:style-name="P2"><text:span text:style-name="T2">t = time.time() : torna un numero in floating point </text:span><text:span text:style-name="T1"><text:s/>since the epoch. Numero di secondi.</text:span></text:p>
        </text:list-item>
        <text:list-item>
          <text:p text:style-name="P2"><text:span text:style-name="T1">tf0 = time.strftime("%Y-%m-%dT%H:%M:%S.000+01:00", time.gmtime(t))</text:span></text:p>
          <text:p text:style-name="P2"><text:span text:style-name="T1">la strftime praticamente prende una certa struttura speciale e la formatta così come descritto.</text:span></text:p>
          <text:p text:style-name="P2"><text:span text:style-name="T1">La gmtime prende un t in secondi float e lo converte nella struttra special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14T12:25:05</meta:creation-date>
    <meta:document-statistic meta:table-count="0" meta:image-count="0" meta:object-count="0" meta:page-count="1" meta:paragraph-count="11" meta:word-count="103" meta:character-count="651"/>
    <dc:date>2012-06-14T12:38:23</dc:date>
    <meta:editing-duration>PT00H13M20S</meta:editing-duration>
    <meta:editing-cycles>1</meta:editing-cycles>
    <meta:generator>OpenOffice.org/3.2$Linux OpenOffice.org_project/320m12$Build-9483</meta:generator>
  </office:meta>
</office:document-meta>
</file>